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Una Mirada General a los Modelos Cuantitativos de Redes Sociales</text:p>
      <text:p text:style-name="Author">George G. Vega Yon, Ph.D.<text:note text:id="ftn0" text:note-class="footnote"><text:note-citation>1</text:note-citation><text:note-body><text:p text:style-name="Footnote">University of Utah, Division of Epidemiology</text:p></text:note-body></text:note></text:p>
      <text:p text:style-name="Date">7a Reunión Latinoamericana de Análisis de Redes Sociales<text:line-break/>“El análisis de redes en un contexto pandémico”<text:line-break/>Septiembre 15, 2021</text:p>
      <text:p text:style-name="Text_20_body"><text:span text:style-name="T1">Palabras clave</text:span>: Método estadísticos, teoría, revisión de literatura</text:p>
      <text:h text:style-name="Heading_20_1" text:outline-level="1"><text:bookmark-start text:name="introducción"/>Introducción<text:bookmark-end text:name="introducción"/></text:h>
      <text:p text:style-name="First_20_paragraph">La complejidad inherente de las redes sociales, para bien o para mal, suele ser simplificada. La disponibilidad de grandes cantidades de datos y poder computacional han sido fundamentales para el desarrollo del análisis cuantitativo en las ciencias sociales . Al mismo tiempo, con el paso de los años, la ciencia a comenzado a tomar un nuevo camino, dando pié a la expansión y desarrollo de nuevos modelos matemáticos para el análisis de los sistemas complejos.</text:p>
      <text:p text:style-name="Text_20_body">A pesar de que, a primera vista, cualquier problema que involucra un grafo sugiere el uso de una metodología no tradicional–en cuanto a métodos estadísticos que asumen distribución idéntica e independiente–, tal asociación no es necesariamente cierta. En algunos casos el investigador está interesado en develar si es que la red importa o no en la toma de decisiones, tomándola como un elemento independiente del comportamiento o por el contrario, si es que existe un bucle causal entre comportamiento y estructura. Dependiendo de la naturaleza–que en estricto rigor podemos describir como <text:span text:style-name="T2">supuestos</text:span>–la complejidad que tomará el análisis cuantitativo puede ser mínima o no. En este artículo, desarrollaré una mirada general a los últimos avances en el área del análisis cuantitativo de las redes sociales junto con identificar los componentes que les diferencian.</text:p>
      <text:h text:style-name="Heading_20_1" text:outline-level="1"><text:bookmark-start text:name="eligiendo-el-modelo-adecuado"/>Eligiendo el Modelo Adecuado<text:bookmark-end text:name="eligiendo-el-modelo-adecuado"/></text:h>
      <text:p text:style-name="First_20_paragraph">Si bien el análisis estadístico de sistemas complejos–cuyo estudio requiere de la observación de todos sus componentes como un todo–suele ser complejo por si mismo, la complejidad matemática del método es determinada en base a qué aspecto del sistema se quiere estudiar y los supuestos que el analista está dispuesto a tomar. En función de lo anterior, es posible realizar una clasificación sistemática de los tipos de problemas a estudiar.</text:p>
      <text:p text:style-name="Text_20_body">En general, estamos interesados en dos clases de análisis: el estudio de las <text:span text:style-name="T1">redes sociales por si mismas</text:span>, y el estudio de la relación entre red social y <text:span text:style-name="T1">comportamiento</text:span>. En el caso del primero, nos encontramos con preguntas del tipo <text:span text:style-name="T2">¿es la homofilia lo que dicta la estructura de esta red?</text:span> o <text:span text:style-name="T2">¿existen diferencias entre las redes sociales de la facción A y la facción B?</text:span>. Respecto al segundo, algunos ejemplos son <text:span text:style-name="T2">¿es la obesidad contagiosa?</text:span> o <text:span text:style-name="T2">¿son los ejecutivos mejor conectados más exitosos?</text:span>. Más aún, también cabe mezclar las dos clases, en cuyo caso la red y el comportamiento se analizan como uno solo, por ejemplo, <text:span text:style-name="T2">¿cuál es el efecto del aumento de capital social sobre la riqueza y vise versa?</text:span>.</text:p>
      <text:h text:style-name="Heading_20_2" text:outline-level="2"><text:bookmark-start text:name="sólo-la-estructura"/>Sólo la Estructura<text:bookmark-end text:name="sólo-la-estructura"/></text:h>
      <text:p text:style-name="First_20_paragraph">En el caso de que el foco de nuestro análisis sea únicamente la red social, algunos de los modelos disponibles son: Modelos de Redes Dinámicas en base a Actores , Modelos de Eventos Relacionales , y Modelos Exponenciales de Grafos Aleatorios . Aquí es fundamental identificar (o decidir) si es que se estudia a la red como un fenómeno dinámico.</text:p>
      <text:h text:style-name="Heading_20_2" text:outline-level="2"><text:bookmark-start text:name="comportamiento-estructura-exógena"/>Comportamiento (estructura exógena)<text:bookmark-end text:name="comportamiento-estructura-exógena"/></text:h>
      <text:p text:style-name="First_20_paragraph">Bajo el supuesto de que la red social está fija o no depende del comportamiento de los individuos, el desafío está en incorporar la interdependencia entre los actores. Por ejemplo, los modelos autoregresivos espaciales y las regresiones temporales rezagadas.</text:p>
      <text:h text:style-name="Heading_20_2" text:outline-level="2"><text:bookmark-start text:name="comportamiento-estructura-endógena"/>Comportamiento (estructura endógena)<text:bookmark-end text:name="comportamiento-estructura-endógena"/></text:h>
      <text:p text:style-name="First_20_paragraph">Cuando ambos red y comportamiento se asumen endógenos, la complejidad matemática que adquiere la creación de modelos de esta clase se vuelve considerable. Dos notables estrategias disponibles para el análisis de dichos modelos son los Modelos de Individuos Estocásticos y los Modelos Basados en Agentes .</text:p>
      <text:h text:style-name="Heading_20_1" text:outline-level="1"><text:bookmark-start text:name="discusión"/>Discusión<text:bookmark-end text:name="discusión"/></text:h>
      <text:p text:style-name="First_20_paragraph">Con el objetivo de guiar de mejor manera a los científicos trabajando con sistemas complejos, en este documento presenté una clasificación laxa de algunos los tipos de modelos de redes sociales que se encuentran disponibles hoy. Si bien varios de estos se han desarrollado por décadas, no ha sido sino hasta los últimos años que hemos adquirido el poder computacional necesario para su ejecución . En linea con lo anterior, los modelos presentados aquí son sólo algunos de los más utilizados en el análisis cuantitativo de las redes sociales. Sin embargo, con la emergencia de las <text:span text:style-name="T2">Ciencias Sociales Computacionales</text:span>, la estadística Bayesiana junto con la estadística no-paramétrica han tomado un rol importante en el avance y ideación de nuevas herramientas para entender el rol que juegan las redes sociales. Sólo podemos esperar que el número y especificidad de las herramientas disponibles aumente cada vez más, haciendo importante el entendimiento y educación fundamental sobre los supuestos, limitaciones, y aplicaciones que estos ti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Una Mirada General a los Modelos Cuantitativos de Redes Sociales</dc:title>
    <dc:description/>
    <dc:subject/>
    <meta:keyword/>
    <meta:initial-creator>George G. Vega Yon, Ph.D.</meta:initial-creator>
    <dc:creator>George G. Vega Yon, Ph.D.</dc:creator>
    <meta:creation-date>2021-09-16T00:43:48Z</meta:creation-date>
    <dc:date>2021-09-16T00:43:48Z</dc:date>
    <meta:user-defined meta:name="bibliography" meta:value-type="string"/>
    <meta:user-defined meta:name="date" meta:value-type="string">7a Reunión Latinoamericana de Análisis de Redes Sociales “El análisis de redes en un contexto pandémico” Septiembre 15, 2021</meta:user-defined>
  </office:meta>
</office:document-meta>
</file>